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2.16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g_train_loss</text:p>
          </table:table-cell>
          <table:table-cell office:value-type="string">
            <text:p>d_train_loss</text:p>
          </table:table-cell>
          <table:table-cell office:value-type="string">
            <text:p>g_val_loss</text:p>
          </table:table-cell>
          <table:table-cell office:value-type="string">
            <text:p>d_val_loss</text:p>
          </table:table-cell>
          <table:table-cell>
            <draw:frame table:end-cell-address="Tabelle1.R40" table:end-x="2.125cm" table:end-y="0.293cm" draw:z-index="0" draw:style-name="gr1" draw:text-style-name="P1" svg:width="31.378cm" svg:height="17.8cm" svg:x="0.103cm" svg:y="0.106cm">
              <draw:object draw:notify-on-update-of-ranges="Tabelle1.A1:Tabelle1.A1 Tabelle1.A2:Tabelle1.A51 Tabelle1.B1:Tabelle1.B1 Tabelle1.B2:Tabelle1.B51 Tabelle1.C1:Tabelle1.C1 Tabelle1.C2:Tabelle1.C51 Tabelle1.D1:Tabelle1.D1 Tabelle1.D2:Tabelle1.D5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.00663972">
            <text:p>1,00663972</text:p>
          </table:table-cell>
          <table:table-cell office:value-type="float" office:value="1.4159019">
            <text:p>1,4159019</text:p>
          </table:table-cell>
          <table:table-cell office:value-type="float" office:value="1.05933511">
            <text:p>1,05933511</text:p>
          </table:table-cell>
          <table:table-cell office:value-type="float" office:value="1.40355873">
            <text:p>1,40355873</text:p>
          </table:table-cell>
          <table:table-cell/>
        </table:table-row>
        <table:table-row table:style-name="ro1">
          <table:table-cell office:value-type="float" office:value="0.87393981">
            <text:p>0,87393981</text:p>
          </table:table-cell>
          <table:table-cell office:value-type="float" office:value="1.3924855">
            <text:p>1,3924855</text:p>
          </table:table-cell>
          <table:table-cell office:value-type="float" office:value="1.03663802">
            <text:p>1,03663802</text:p>
          </table:table-cell>
          <table:table-cell office:value-type="float" office:value="1.3867296">
            <text:p>1,3867296</text:p>
          </table:table-cell>
          <table:table-cell/>
        </table:table-row>
        <table:table-row table:style-name="ro1">
          <table:table-cell office:value-type="float" office:value="0.84986407">
            <text:p>0,84986407</text:p>
          </table:table-cell>
          <table:table-cell office:value-type="float" office:value="1.39054966">
            <text:p>1,39054966</text:p>
          </table:table-cell>
          <table:table-cell office:value-type="float" office:value="1.02536428">
            <text:p>1,02536428</text:p>
          </table:table-cell>
          <table:table-cell office:value-type="float" office:value="1.38547599">
            <text:p>1,38547599</text:p>
          </table:table-cell>
          <table:table-cell/>
        </table:table-row>
        <table:table-row table:style-name="ro1">
          <table:table-cell office:value-type="float" office:value="0.83859235">
            <text:p>0,83859235</text:p>
          </table:table-cell>
          <table:table-cell office:value-type="float" office:value="1.38956118">
            <text:p>1,38956118</text:p>
          </table:table-cell>
          <table:table-cell office:value-type="float" office:value="1.01406074">
            <text:p>1,01406074</text:p>
          </table:table-cell>
          <table:table-cell office:value-type="float" office:value="1.38661456">
            <text:p>1,38661456</text:p>
          </table:table-cell>
          <table:table-cell/>
        </table:table-row>
        <table:table-row table:style-name="ro1">
          <table:table-cell office:value-type="float" office:value="0.83216912">
            <text:p>0,83216912</text:p>
          </table:table-cell>
          <table:table-cell office:value-type="float" office:value="1.3888818">
            <text:p>1,3888818</text:p>
          </table:table-cell>
          <table:table-cell office:value-type="float" office:value="1.01905775">
            <text:p>1,01905775</text:p>
          </table:table-cell>
          <table:table-cell office:value-type="float" office:value="1.38661456">
            <text:p>1,38661456</text:p>
          </table:table-cell>
          <table:table-cell/>
        </table:table-row>
        <table:table-row table:style-name="ro1">
          <table:table-cell office:value-type="float" office:value="0.82939368">
            <text:p>0,82939368</text:p>
          </table:table-cell>
          <table:table-cell office:value-type="float" office:value="1.38821852">
            <text:p>1,38821852</text:p>
          </table:table-cell>
          <table:table-cell office:value-type="float" office:value="0.9969359">
            <text:p>0,9969359</text:p>
          </table:table-cell>
          <table:table-cell office:value-type="float" office:value="1.38965726">
            <text:p>1,38965726</text:p>
          </table:table-cell>
          <table:table-cell/>
        </table:table-row>
        <table:table-row table:style-name="ro1">
          <table:table-cell office:value-type="float" office:value="0.84340167">
            <text:p>0,84340167</text:p>
          </table:table-cell>
          <table:table-cell office:value-type="float" office:value="1.38556075">
            <text:p>1,38556075</text:p>
          </table:table-cell>
          <table:table-cell office:value-type="float" office:value="1.0089277">
            <text:p>1,0089277</text:p>
          </table:table-cell>
          <table:table-cell office:value-type="float" office:value="1.39377117">
            <text:p>1,39377117</text:p>
          </table:table-cell>
          <table:table-cell/>
        </table:table-row>
        <table:table-row table:style-name="ro1">
          <table:table-cell office:value-type="float" office:value="0.85610378">
            <text:p>0,85610378</text:p>
          </table:table-cell>
          <table:table-cell office:value-type="float" office:value="1.38356471">
            <text:p>1,38356471</text:p>
          </table:table-cell>
          <table:table-cell office:value-type="float" office:value="0.9954924">
            <text:p>0,9954924</text:p>
          </table:table-cell>
          <table:table-cell office:value-type="float" office:value="1.38788927">
            <text:p>1,38788927</text:p>
          </table:table-cell>
          <table:table-cell/>
        </table:table-row>
        <table:table-row table:style-name="ro1">
          <table:table-cell office:value-type="float" office:value="0.84731895">
            <text:p>0,84731895</text:p>
          </table:table-cell>
          <table:table-cell office:value-type="float" office:value="1.3851229">
            <text:p>1,3851229</text:p>
          </table:table-cell>
          <table:table-cell office:value-type="float" office:value="1.01378977">
            <text:p>1,01378977</text:p>
          </table:table-cell>
          <table:table-cell office:value-type="float" office:value="1.38621199">
            <text:p>1,38621199</text:p>
          </table:table-cell>
          <table:table-cell/>
        </table:table-row>
        <table:table-row table:style-name="ro1">
          <table:table-cell office:value-type="float" office:value="0.84516436">
            <text:p>0,84516436</text:p>
          </table:table-cell>
          <table:table-cell office:value-type="float" office:value="1.38500142">
            <text:p>1,38500142</text:p>
          </table:table-cell>
          <table:table-cell office:value-type="float" office:value="1.04187655">
            <text:p>1,04187655</text:p>
          </table:table-cell>
          <table:table-cell office:value-type="float" office:value="1.37588787">
            <text:p>1,37588787</text:p>
          </table:table-cell>
          <table:table-cell/>
        </table:table-row>
        <table:table-row table:style-name="ro1">
          <table:table-cell office:value-type="float" office:value="0.83832574">
            <text:p>0,83832574</text:p>
          </table:table-cell>
          <table:table-cell office:value-type="float" office:value="1.38604093">
            <text:p>1,38604093</text:p>
          </table:table-cell>
          <table:table-cell office:value-type="float" office:value="1.03501105">
            <text:p>1,03501105</text:p>
          </table:table-cell>
          <table:table-cell office:value-type="float" office:value="1.38504541">
            <text:p>1,38504541</text:p>
          </table:table-cell>
          <table:table-cell/>
        </table:table-row>
        <table:table-row table:style-name="ro1">
          <table:table-cell office:value-type="float" office:value="0.83726525">
            <text:p>0,83726525</text:p>
          </table:table-cell>
          <table:table-cell office:value-type="float" office:value="1.38567543">
            <text:p>1,38567543</text:p>
          </table:table-cell>
          <table:table-cell office:value-type="float" office:value="1.05045056">
            <text:p>1,05045056</text:p>
          </table:table-cell>
          <table:table-cell office:value-type="float" office:value="1.38709414">
            <text:p>1,38709414</text:p>
          </table:table-cell>
          <table:table-cell/>
        </table:table-row>
        <table:table-row table:style-name="ro1">
          <table:table-cell office:value-type="float" office:value="0.83717006">
            <text:p>0,83717006</text:p>
          </table:table-cell>
          <table:table-cell office:value-type="float" office:value="1.38475192">
            <text:p>1,38475192</text:p>
          </table:table-cell>
          <table:table-cell office:value-type="float" office:value="1.02940619">
            <text:p>1,02940619</text:p>
          </table:table-cell>
          <table:table-cell office:value-type="float" office:value="1.38503742">
            <text:p>1,38503742</text:p>
          </table:table-cell>
          <table:table-cell/>
        </table:table-row>
        <table:table-row table:style-name="ro1">
          <table:table-cell office:value-type="float" office:value="0.83492351">
            <text:p>0,83492351</text:p>
          </table:table-cell>
          <table:table-cell office:value-type="float" office:value="1.38540232">
            <text:p>1,38540232</text:p>
          </table:table-cell>
          <table:table-cell office:value-type="float" office:value="1.0397718">
            <text:p>1,0397718</text:p>
          </table:table-cell>
          <table:table-cell office:value-type="float" office:value="1.38604546">
            <text:p>1,38604546</text:p>
          </table:table-cell>
          <table:table-cell/>
        </table:table-row>
        <table:table-row table:style-name="ro1">
          <table:table-cell office:value-type="float" office:value="0.83490139">
            <text:p>0,83490139</text:p>
          </table:table-cell>
          <table:table-cell office:value-type="float" office:value="1.38522291">
            <text:p>1,38522291</text:p>
          </table:table-cell>
          <table:table-cell office:value-type="float" office:value="1.03360796">
            <text:p>1,03360796</text:p>
          </table:table-cell>
          <table:table-cell office:value-type="float" office:value="1.38399959">
            <text:p>1,38399959</text:p>
          </table:table-cell>
          <table:table-cell/>
        </table:table-row>
        <table:table-row table:style-name="ro1">
          <table:table-cell office:value-type="float" office:value="0.84340507">
            <text:p>0,84340507</text:p>
          </table:table-cell>
          <table:table-cell office:value-type="float" office:value="1.38225746">
            <text:p>1,38225746</text:p>
          </table:table-cell>
          <table:table-cell office:value-type="float" office:value="1.0204792">
            <text:p>1,0204792</text:p>
          </table:table-cell>
          <table:table-cell office:value-type="float" office:value="1.39223671">
            <text:p>1,39223671</text:p>
          </table:table-cell>
          <table:table-cell/>
        </table:table-row>
        <table:table-row table:style-name="ro1">
          <table:table-cell office:value-type="float" office:value="0.83823913">
            <text:p>0,83823913</text:p>
          </table:table-cell>
          <table:table-cell office:value-type="float" office:value="1.38417232">
            <text:p>1,38417232</text:p>
          </table:table-cell>
          <table:table-cell office:value-type="float" office:value="1.02163172">
            <text:p>1,02163172</text:p>
          </table:table-cell>
          <table:table-cell office:value-type="float" office:value="1.3946501">
            <text:p>1,3946501</text:p>
          </table:table-cell>
          <table:table-cell/>
        </table:table-row>
        <table:table-row table:style-name="ro1">
          <table:table-cell office:value-type="float" office:value="0.83898342">
            <text:p>0,83898342</text:p>
          </table:table-cell>
          <table:table-cell office:value-type="float" office:value="1.38324738">
            <text:p>1,38324738</text:p>
          </table:table-cell>
          <table:table-cell office:value-type="float" office:value="1.04447365">
            <text:p>1,04447365</text:p>
          </table:table-cell>
          <table:table-cell office:value-type="float" office:value="1.38902962">
            <text:p>1,38902962</text:p>
          </table:table-cell>
          <table:table-cell/>
        </table:table-row>
        <table:table-row table:style-name="ro1">
          <table:table-cell office:value-type="float" office:value="0.84212142">
            <text:p>0,84212142</text:p>
          </table:table-cell>
          <table:table-cell office:value-type="float" office:value="1.38233685">
            <text:p>1,38233685</text:p>
          </table:table-cell>
          <table:table-cell office:value-type="float" office:value="1.04001451">
            <text:p>1,04001451</text:p>
          </table:table-cell>
          <table:table-cell office:value-type="float" office:value="1.38622177">
            <text:p>1,38622177</text:p>
          </table:table-cell>
          <table:table-cell/>
        </table:table-row>
        <table:table-row table:style-name="ro1">
          <table:table-cell office:value-type="float" office:value="0.8403663">
            <text:p>0,8403663</text:p>
          </table:table-cell>
          <table:table-cell office:value-type="float" office:value="1.38320374">
            <text:p>1,38320374</text:p>
          </table:table-cell>
          <table:table-cell office:value-type="float" office:value="1.02105093">
            <text:p>1,02105093</text:p>
          </table:table-cell>
          <table:table-cell office:value-type="float" office:value="1.38960993">
            <text:p>1,38960993</text:p>
          </table:table-cell>
          <table:table-cell/>
        </table:table-row>
        <table:table-row table:style-name="ro1">
          <table:table-cell office:value-type="float" office:value="0.84073567">
            <text:p>0,84073567</text:p>
          </table:table-cell>
          <table:table-cell office:value-type="float" office:value="1.38224185">
            <text:p>1,38224185</text:p>
          </table:table-cell>
          <table:table-cell office:value-type="float" office:value="1.01191735">
            <text:p>1,01191735</text:p>
          </table:table-cell>
          <table:table-cell office:value-type="float" office:value="1.38777351">
            <text:p>1,38777351</text:p>
          </table:table-cell>
          <table:table-cell/>
        </table:table-row>
        <table:table-row table:style-name="ro1">
          <table:table-cell office:value-type="float" office:value="0.84508055">
            <text:p>0,84508055</text:p>
          </table:table-cell>
          <table:table-cell office:value-type="float" office:value="1.38042343">
            <text:p>1,38042343</text:p>
          </table:table-cell>
          <table:table-cell office:value-type="float" office:value="1.01059878">
            <text:p>1,01059878</text:p>
          </table:table-cell>
          <table:table-cell office:value-type="float" office:value="1.38801455">
            <text:p>1,38801455</text:p>
          </table:table-cell>
          <table:table-cell/>
        </table:table-row>
        <table:table-row table:style-name="ro1">
          <table:table-cell office:value-type="float" office:value="0.84500921">
            <text:p>0,84500921</text:p>
          </table:table-cell>
          <table:table-cell office:value-type="float" office:value="1.38108993">
            <text:p>1,38108993</text:p>
          </table:table-cell>
          <table:table-cell office:value-type="float" office:value="1.0325892">
            <text:p>1,0325892</text:p>
          </table:table-cell>
          <table:table-cell office:value-type="float" office:value="1.4060874">
            <text:p>1,4060874</text:p>
          </table:table-cell>
          <table:table-cell/>
        </table:table-row>
        <table:table-row table:style-name="ro1">
          <table:table-cell office:value-type="float" office:value="0.84943312">
            <text:p>0,84943312</text:p>
          </table:table-cell>
          <table:table-cell office:value-type="float" office:value="1.37891722">
            <text:p>1,37891722</text:p>
          </table:table-cell>
          <table:table-cell office:value-type="float" office:value="1.0211283">
            <text:p>1,0211283</text:p>
          </table:table-cell>
          <table:table-cell office:value-type="float" office:value="1.38645613">
            <text:p>1,38645613</text:p>
          </table:table-cell>
          <table:table-cell/>
        </table:table-row>
        <table:table-row table:style-name="ro1">
          <table:table-cell office:value-type="float" office:value="0.84653997">
            <text:p>0,84653997</text:p>
          </table:table-cell>
          <table:table-cell office:value-type="float" office:value="1.3809886">
            <text:p>1,3809886</text:p>
          </table:table-cell>
          <table:table-cell office:value-type="float" office:value="1.03611434">
            <text:p>1,03611434</text:p>
          </table:table-cell>
          <table:table-cell office:value-type="float" office:value="1.38998795">
            <text:p>1,38998795</text:p>
          </table:table-cell>
          <table:table-cell/>
        </table:table-row>
        <table:table-row table:style-name="ro1">
          <table:table-cell office:value-type="float" office:value="0.84917301">
            <text:p>0,84917301</text:p>
          </table:table-cell>
          <table:table-cell office:value-type="float" office:value="1.37913537">
            <text:p>1,37913537</text:p>
          </table:table-cell>
          <table:table-cell office:value-type="float" office:value="1.04053581">
            <text:p>1,04053581</text:p>
          </table:table-cell>
          <table:table-cell office:value-type="float" office:value="1.38722837">
            <text:p>1,38722837</text:p>
          </table:table-cell>
          <table:table-cell/>
        </table:table-row>
        <table:table-row table:style-name="ro1">
          <table:table-cell office:value-type="float" office:value="0.84848094">
            <text:p>0,84848094</text:p>
          </table:table-cell>
          <table:table-cell office:value-type="float" office:value="1.37951422">
            <text:p>1,37951422</text:p>
          </table:table-cell>
          <table:table-cell office:value-type="float" office:value="1.00800514">
            <text:p>1,00800514</text:p>
          </table:table-cell>
          <table:table-cell office:value-type="float" office:value="1.38784385">
            <text:p>1,38784385</text:p>
          </table:table-cell>
          <table:table-cell/>
        </table:table-row>
        <table:table-row table:style-name="ro1">
          <table:table-cell office:value-type="float" office:value="0.84697133">
            <text:p>0,84697133</text:p>
          </table:table-cell>
          <table:table-cell office:value-type="float" office:value="1.37961233">
            <text:p>1,37961233</text:p>
          </table:table-cell>
          <table:table-cell office:value-type="float" office:value="1.00992668">
            <text:p>1,00992668</text:p>
          </table:table-cell>
          <table:table-cell office:value-type="float" office:value="1.38762832">
            <text:p>1,38762832</text:p>
          </table:table-cell>
          <table:table-cell/>
        </table:table-row>
        <table:table-row table:style-name="ro1">
          <table:table-cell office:value-type="float" office:value="0.84869671">
            <text:p>0,84869671</text:p>
          </table:table-cell>
          <table:table-cell office:value-type="float" office:value="1.37884927">
            <text:p>1,37884927</text:p>
          </table:table-cell>
          <table:table-cell office:value-type="float" office:value="1.02192712">
            <text:p>1,02192712</text:p>
          </table:table-cell>
          <table:table-cell office:value-type="float" office:value="1.39018917">
            <text:p>1,39018917</text:p>
          </table:table-cell>
          <table:table-cell/>
        </table:table-row>
        <table:table-row table:style-name="ro1">
          <table:table-cell office:value-type="float" office:value="0.85269016">
            <text:p>0,85269016</text:p>
          </table:table-cell>
          <table:table-cell office:value-type="float" office:value="1.37670815">
            <text:p>1,37670815</text:p>
          </table:table-cell>
          <table:table-cell office:value-type="float" office:value="1.01451683">
            <text:p>1,01451683</text:p>
          </table:table-cell>
          <table:table-cell office:value-type="float" office:value="1.39329147">
            <text:p>1,39329147</text:p>
          </table:table-cell>
          <table:table-cell/>
        </table:table-row>
        <table:table-row table:style-name="ro1">
          <table:table-cell office:value-type="float" office:value="0.85332263">
            <text:p>0,85332263</text:p>
          </table:table-cell>
          <table:table-cell office:value-type="float" office:value="1.37651038">
            <text:p>1,37651038</text:p>
          </table:table-cell>
          <table:table-cell office:value-type="float" office:value="1.01528239">
            <text:p>1,01528239</text:p>
          </table:table-cell>
          <table:table-cell office:value-type="float" office:value="1.38416004">
            <text:p>1,38416004</text:p>
          </table:table-cell>
          <table:table-cell/>
        </table:table-row>
        <table:table-row table:style-name="ro1">
          <table:table-cell office:value-type="float" office:value="0.85823625">
            <text:p>0,85823625</text:p>
          </table:table-cell>
          <table:table-cell office:value-type="float" office:value="1.37436819">
            <text:p>1,37436819</text:p>
          </table:table-cell>
          <table:table-cell office:value-type="float" office:value="1.01119828">
            <text:p>1,01119828</text:p>
          </table:table-cell>
          <table:table-cell office:value-type="float" office:value="1.38491762">
            <text:p>1,38491762</text:p>
          </table:table-cell>
          <table:table-cell/>
        </table:table-row>
        <table:table-row table:style-name="ro1">
          <table:table-cell office:value-type="float" office:value="0.86862636">
            <text:p>0,86862636</text:p>
          </table:table-cell>
          <table:table-cell office:value-type="float" office:value="1.37024009">
            <text:p>1,37024009</text:p>
          </table:table-cell>
          <table:table-cell office:value-type="float" office:value="0.98578501">
            <text:p>0,98578501</text:p>
          </table:table-cell>
          <table:table-cell office:value-type="float" office:value="1.39045608">
            <text:p>1,39045608</text:p>
          </table:table-cell>
          <table:table-cell/>
        </table:table-row>
        <table:table-row table:style-name="ro1">
          <table:table-cell office:value-type="float" office:value="0.86933315">
            <text:p>0,86933315</text:p>
          </table:table-cell>
          <table:table-cell office:value-type="float" office:value="1.37056792">
            <text:p>1,37056792</text:p>
          </table:table-cell>
          <table:table-cell office:value-type="float" office:value="1.02286983">
            <text:p>1,02286983</text:p>
          </table:table-cell>
          <table:table-cell office:value-type="float" office:value="1.39379144">
            <text:p>1,39379144</text:p>
          </table:table-cell>
          <table:table-cell/>
        </table:table-row>
        <table:table-row table:style-name="ro1">
          <table:table-cell office:value-type="float" office:value="0.87477142">
            <text:p>0,87477142</text:p>
          </table:table-cell>
          <table:table-cell office:value-type="float" office:value="1.36789072">
            <text:p>1,36789072</text:p>
          </table:table-cell>
          <table:table-cell office:value-type="float" office:value="1.0121274">
            <text:p>1,0121274</text:p>
          </table:table-cell>
          <table:table-cell office:value-type="float" office:value="1.38580835">
            <text:p>1,38580835</text:p>
          </table:table-cell>
          <table:table-cell/>
        </table:table-row>
        <table:table-row table:style-name="ro1">
          <table:table-cell office:value-type="float" office:value="0.88019317">
            <text:p>0,88019317</text:p>
          </table:table-cell>
          <table:table-cell office:value-type="float" office:value="1.3647548">
            <text:p>1,3647548</text:p>
          </table:table-cell>
          <table:table-cell office:value-type="float" office:value="0.99199933">
            <text:p>0,99199933</text:p>
          </table:table-cell>
          <table:table-cell office:value-type="float" office:value="1.39291227">
            <text:p>1,39291227</text:p>
          </table:table-cell>
          <table:table-cell/>
        </table:table-row>
        <table:table-row table:style-name="ro1">
          <table:table-cell office:value-type="float" office:value="0.88047022">
            <text:p>0,88047022</text:p>
          </table:table-cell>
          <table:table-cell office:value-type="float" office:value="1.36596859">
            <text:p>1,36596859</text:p>
          </table:table-cell>
          <table:table-cell office:value-type="float" office:value="1.0270021">
            <text:p>1,0270021</text:p>
          </table:table-cell>
          <table:table-cell office:value-type="float" office:value="1.38284254">
            <text:p>1,38284254</text:p>
          </table:table-cell>
          <table:table-cell/>
        </table:table-row>
        <table:table-row table:style-name="ro1">
          <table:table-cell office:value-type="float" office:value="0.88447505">
            <text:p>0,88447505</text:p>
          </table:table-cell>
          <table:table-cell office:value-type="float" office:value="1.36374366">
            <text:p>1,36374366</text:p>
          </table:table-cell>
          <table:table-cell office:value-type="float" office:value="1.06838858">
            <text:p>1,06838858</text:p>
          </table:table-cell>
          <table:table-cell office:value-type="float" office:value="1.38724232">
            <text:p>1,38724232</text:p>
          </table:table-cell>
          <table:table-cell/>
        </table:table-row>
        <table:table-row table:style-name="ro1">
          <table:table-cell office:value-type="float" office:value="0.88347638">
            <text:p>0,88347638</text:p>
          </table:table-cell>
          <table:table-cell office:value-type="float" office:value="1.36494112">
            <text:p>1,36494112</text:p>
          </table:table-cell>
          <table:table-cell office:value-type="float" office:value="1.0439117">
            <text:p>1,0439117</text:p>
          </table:table-cell>
          <table:table-cell office:value-type="float" office:value="1.38885963">
            <text:p>1,38885963</text:p>
          </table:table-cell>
          <table:table-cell/>
        </table:table-row>
        <table:table-row table:style-name="ro1">
          <table:table-cell office:value-type="float" office:value="0.89391112">
            <text:p>0,89391112</text:p>
          </table:table-cell>
          <table:table-cell office:value-type="float" office:value="1.35934377">
            <text:p>1,35934377</text:p>
          </table:table-cell>
          <table:table-cell office:value-type="float" office:value="1.09308648">
            <text:p>1,09308648</text:p>
          </table:table-cell>
          <table:table-cell office:value-type="float" office:value="1.38737559">
            <text:p>1,38737559</text:p>
          </table:table-cell>
          <table:table-cell/>
        </table:table-row>
        <table:table-row table:style-name="ro1">
          <table:table-cell office:value-type="float" office:value="0.89629745">
            <text:p>0,89629745</text:p>
          </table:table-cell>
          <table:table-cell office:value-type="float" office:value="1.35886633">
            <text:p>1,35886633</text:p>
          </table:table-cell>
          <table:table-cell office:value-type="float" office:value="1.04033816">
            <text:p>1,04033816</text:p>
          </table:table-cell>
          <table:table-cell office:value-type="float" office:value="1.38461053">
            <text:p>1,38461053</text:p>
          </table:table-cell>
          <table:table-cell/>
        </table:table-row>
        <table:table-row table:style-name="ro1">
          <table:table-cell office:value-type="float" office:value="0.89277416">
            <text:p>0,89277416</text:p>
          </table:table-cell>
          <table:table-cell office:value-type="float" office:value="1.36074543">
            <text:p>1,36074543</text:p>
          </table:table-cell>
          <table:table-cell office:value-type="float" office:value="1.07112861">
            <text:p>1,07112861</text:p>
          </table:table-cell>
          <table:table-cell office:value-type="float" office:value="1.38862765">
            <text:p>1,38862765</text:p>
          </table:table-cell>
          <table:table-cell/>
        </table:table-row>
        <table:table-row table:style-name="ro1">
          <table:table-cell office:value-type="float" office:value="0.89778358">
            <text:p>0,89778358</text:p>
          </table:table-cell>
          <table:table-cell office:value-type="float" office:value="1.3577013">
            <text:p>1,3577013</text:p>
          </table:table-cell>
          <table:table-cell office:value-type="float" office:value="1.01172078">
            <text:p>1,01172078</text:p>
          </table:table-cell>
          <table:table-cell office:value-type="float" office:value="1.39001155">
            <text:p>1,39001155</text:p>
          </table:table-cell>
          <table:table-cell/>
        </table:table-row>
        <table:table-row table:style-name="ro1">
          <table:table-cell office:value-type="float" office:value="0.88755167">
            <text:p>0,88755167</text:p>
          </table:table-cell>
          <table:table-cell office:value-type="float" office:value="1.36600018">
            <text:p>1,36600018</text:p>
          </table:table-cell>
          <table:table-cell office:value-type="float" office:value="1.02873623">
            <text:p>1,02873623</text:p>
          </table:table-cell>
          <table:table-cell office:value-type="float" office:value="1.39007318">
            <text:p>1,39007318</text:p>
          </table:table-cell>
          <table:table-cell/>
        </table:table-row>
        <table:table-row table:style-name="ro1">
          <table:table-cell office:value-type="float" office:value="0.90233266">
            <text:p>0,90233266</text:p>
          </table:table-cell>
          <table:table-cell office:value-type="float" office:value="1.35504556">
            <text:p>1,35504556</text:p>
          </table:table-cell>
          <table:table-cell office:value-type="float" office:value="1.01384795">
            <text:p>1,01384795</text:p>
          </table:table-cell>
          <table:table-cell office:value-type="float" office:value="1.38893545">
            <text:p>1,38893545</text:p>
          </table:table-cell>
          <table:table-cell/>
        </table:table-row>
        <table:table-row table:style-name="ro1">
          <table:table-cell office:value-type="float" office:value="0.88712692">
            <text:p>0,88712692</text:p>
          </table:table-cell>
          <table:table-cell office:value-type="float" office:value="1.36575592">
            <text:p>1,36575592</text:p>
          </table:table-cell>
          <table:table-cell office:value-type="float" office:value="1.06233037">
            <text:p>1,06233037</text:p>
          </table:table-cell>
          <table:table-cell office:value-type="float" office:value="1.3818996">
            <text:p>1,3818996</text:p>
          </table:table-cell>
          <table:table-cell/>
        </table:table-row>
        <table:table-row table:style-name="ro1">
          <table:table-cell office:value-type="float" office:value="0.9016847">
            <text:p>0,9016847</text:p>
          </table:table-cell>
          <table:table-cell office:value-type="float" office:value="1.35586536">
            <text:p>1,35586536</text:p>
          </table:table-cell>
          <table:table-cell office:value-type="float" office:value="1.02617729">
            <text:p>1,02617729</text:p>
          </table:table-cell>
          <table:table-cell office:value-type="float" office:value="1.38741004">
            <text:p>1,38741004</text:p>
          </table:table-cell>
          <table:table-cell/>
        </table:table-row>
        <table:table-row table:style-name="ro1">
          <table:table-cell office:value-type="float" office:value="0.91033155">
            <text:p>0,91033155</text:p>
          </table:table-cell>
          <table:table-cell office:value-type="float" office:value="1.35196376">
            <text:p>1,35196376</text:p>
          </table:table-cell>
          <table:table-cell office:value-type="float" office:value="1.00524652">
            <text:p>1,00524652</text:p>
          </table:table-cell>
          <table:table-cell office:value-type="float" office:value="1.38399279">
            <text:p>1,38399279</text:p>
          </table:table-cell>
          <table:table-cell/>
        </table:table-row>
        <table:table-row table:style-name="ro1">
          <table:table-cell office:value-type="float" office:value="0.90807426">
            <text:p>0,90807426</text:p>
          </table:table-cell>
          <table:table-cell office:value-type="float" office:value="1.35524416">
            <text:p>1,35524416</text:p>
          </table:table-cell>
          <table:table-cell office:value-type="float" office:value="1.07490313">
            <text:p>1,07490313</text:p>
          </table:table-cell>
          <table:table-cell office:value-type="float" office:value="1.37964463">
            <text:p>1,37964463</text:p>
          </table:table-cell>
          <table:table-cell/>
        </table:table-row>
        <table:table-row table:style-name="ro1">
          <table:table-cell office:value-type="float" office:value="0.90344197">
            <text:p>0,90344197</text:p>
          </table:table-cell>
          <table:table-cell office:value-type="float" office:value="1.35761833">
            <text:p>1,35761833</text:p>
          </table:table-cell>
          <table:table-cell office:value-type="float" office:value="1.02520394">
            <text:p>1,02520394</text:p>
          </table:table-cell>
          <table:table-cell office:value-type="float" office:value="1.38720155">
            <text:p>1,3872015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1">21.01.2021</text:date>, <text:time>19:57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1T19:57:10.40</dc:date>
    <meta:document-statistic meta:table-count="1" meta:cell-count="204" meta:object-count="1"/>
    <meta:generator>OpenOffice/4.1.4$Win32 OpenOffice.org_project/414m5$Build-978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379cm" svg:height="17.801cm" xlink:href=".." xlink:type="simple" chart:class="chart:line" chart:style-name="ch1">
        <chart:legend chart:legend-position="end" svg:x="28.183cm" svg:y="7.802cm" style:legend-expansion="high" chart:style-name="ch2"/>
        <chart:plot-area chart:style-name="ch3" table:cell-range-address="Tabelle1.A1:Tabelle1.D51" chart:data-source-has-labels="row" svg:x="1.077cm" svg:y="1.559cm" svg:width="25.852cm" svg:height="15.466cm">
          <chartooo:coordinate-region svg:x="1.804cm" svg:y="1.771cm" svg:width="24.939cm" svg:height="14.5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2:Tabelle1.A51" chart:label-cell-address="Tabelle1.A1:Tabelle1.A1" chart:class="chart:line">
            <chart:data-point chart:repeated="50"/>
          </chart:series>
          <chart:series chart:style-name="ch7" chart:values-cell-range-address="Tabelle1.B2:Tabelle1.B51" chart:label-cell-address="Tabelle1.B1:Tabelle1.B1" chart:class="chart:line">
            <chart:data-point chart:repeated="50"/>
          </chart:series>
          <chart:series chart:style-name="ch8" chart:values-cell-range-address="Tabelle1.C2:Tabelle1.C51" chart:label-cell-address="Tabelle1.C1:Tabelle1.C1" chart:class="chart:line">
            <chart:data-point chart:repeated="50"/>
          </chart:series>
          <chart:series chart:style-name="ch9" chart:values-cell-range-address="Tabelle1.D2:Tabelle1.D51" chart:label-cell-address="Tabelle1.D1:Tabelle1.D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_train_loss</text:p>
                <draw:g>
                  <svg:desc>Tabelle1.A1:Tabelle1.A1</svg:desc>
                </draw:g>
              </table:table-cell>
              <table:table-cell office:value-type="string">
                <text:p>d_train_loss</text:p>
                <draw:g>
                  <svg:desc>Tabelle1.B1:Tabelle1.B1</svg:desc>
                </draw:g>
              </table:table-cell>
              <table:table-cell office:value-type="string">
                <text:p>g_val_loss</text:p>
                <draw:g>
                  <svg:desc>Tabelle1.C1:Tabelle1.C1</svg:desc>
                </draw:g>
              </table:table-cell>
              <table:table-cell office:value-type="string">
                <text:p>d_val_loss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663972">
                <text:p>1.00663972</text:p>
                <draw:g>
                  <svg:desc>Tabelle1.A2:Tabelle1.A51</svg:desc>
                </draw:g>
              </table:table-cell>
              <table:table-cell office:value-type="float" office:value="1.4159019">
                <text:p>1.4159019</text:p>
                <draw:g>
                  <svg:desc>Tabelle1.B2:Tabelle1.B51</svg:desc>
                </draw:g>
              </table:table-cell>
              <table:table-cell office:value-type="float" office:value="1.05933511">
                <text:p>1.05933511</text:p>
                <draw:g>
                  <svg:desc>Tabelle1.C2:Tabelle1.C51</svg:desc>
                </draw:g>
              </table:table-cell>
              <table:table-cell office:value-type="float" office:value="1.40355873">
                <text:p>1.40355873</text:p>
                <draw:g>
                  <svg:desc>Tabelle1.D2:Tabelle1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393981">
                <text:p>0.87393981</text:p>
              </table:table-cell>
              <table:table-cell office:value-type="float" office:value="1.3924855">
                <text:p>1.3924855</text:p>
              </table:table-cell>
              <table:table-cell office:value-type="float" office:value="1.03663802">
                <text:p>1.03663802</text:p>
              </table:table-cell>
              <table:table-cell office:value-type="float" office:value="1.3867296">
                <text:p>1.3867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4986407">
                <text:p>0.84986407</text:p>
              </table:table-cell>
              <table:table-cell office:value-type="float" office:value="1.39054966">
                <text:p>1.39054966</text:p>
              </table:table-cell>
              <table:table-cell office:value-type="float" office:value="1.02536428">
                <text:p>1.02536428</text:p>
              </table:table-cell>
              <table:table-cell office:value-type="float" office:value="1.38547599">
                <text:p>1.385475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859235">
                <text:p>0.83859235</text:p>
              </table:table-cell>
              <table:table-cell office:value-type="float" office:value="1.38956118">
                <text:p>1.38956118</text:p>
              </table:table-cell>
              <table:table-cell office:value-type="float" office:value="1.01406074">
                <text:p>1.01406074</text:p>
              </table:table-cell>
              <table:table-cell office:value-type="float" office:value="1.38661456">
                <text:p>1.386614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216912">
                <text:p>0.83216912</text:p>
              </table:table-cell>
              <table:table-cell office:value-type="float" office:value="1.3888818">
                <text:p>1.3888818</text:p>
              </table:table-cell>
              <table:table-cell office:value-type="float" office:value="1.01905775">
                <text:p>1.01905775</text:p>
              </table:table-cell>
              <table:table-cell office:value-type="float" office:value="1.38661456">
                <text:p>1.386614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2939368">
                <text:p>0.82939368</text:p>
              </table:table-cell>
              <table:table-cell office:value-type="float" office:value="1.38821852">
                <text:p>1.38821852</text:p>
              </table:table-cell>
              <table:table-cell office:value-type="float" office:value="0.9969359">
                <text:p>0.9969359</text:p>
              </table:table-cell>
              <table:table-cell office:value-type="float" office:value="1.38965726">
                <text:p>1.38965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4340167">
                <text:p>0.84340167</text:p>
              </table:table-cell>
              <table:table-cell office:value-type="float" office:value="1.38556075">
                <text:p>1.38556075</text:p>
              </table:table-cell>
              <table:table-cell office:value-type="float" office:value="1.0089277">
                <text:p>1.0089277</text:p>
              </table:table-cell>
              <table:table-cell office:value-type="float" office:value="1.39377117">
                <text:p>1.393771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610378">
                <text:p>0.85610378</text:p>
              </table:table-cell>
              <table:table-cell office:value-type="float" office:value="1.38356471">
                <text:p>1.38356471</text:p>
              </table:table-cell>
              <table:table-cell office:value-type="float" office:value="0.9954924">
                <text:p>0.9954924</text:p>
              </table:table-cell>
              <table:table-cell office:value-type="float" office:value="1.38788927">
                <text:p>1.387889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4731895">
                <text:p>0.84731895</text:p>
              </table:table-cell>
              <table:table-cell office:value-type="float" office:value="1.3851229">
                <text:p>1.3851229</text:p>
              </table:table-cell>
              <table:table-cell office:value-type="float" office:value="1.01378977">
                <text:p>1.01378977</text:p>
              </table:table-cell>
              <table:table-cell office:value-type="float" office:value="1.38621199">
                <text:p>1.386211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516436">
                <text:p>0.84516436</text:p>
              </table:table-cell>
              <table:table-cell office:value-type="float" office:value="1.38500142">
                <text:p>1.38500142</text:p>
              </table:table-cell>
              <table:table-cell office:value-type="float" office:value="1.04187655">
                <text:p>1.04187655</text:p>
              </table:table-cell>
              <table:table-cell office:value-type="float" office:value="1.37588787">
                <text:p>1.375887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832574">
                <text:p>0.83832574</text:p>
              </table:table-cell>
              <table:table-cell office:value-type="float" office:value="1.38604093">
                <text:p>1.38604093</text:p>
              </table:table-cell>
              <table:table-cell office:value-type="float" office:value="1.03501105">
                <text:p>1.03501105</text:p>
              </table:table-cell>
              <table:table-cell office:value-type="float" office:value="1.38504541">
                <text:p>1.385045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726525">
                <text:p>0.83726525</text:p>
              </table:table-cell>
              <table:table-cell office:value-type="float" office:value="1.38567543">
                <text:p>1.38567543</text:p>
              </table:table-cell>
              <table:table-cell office:value-type="float" office:value="1.05045056">
                <text:p>1.05045056</text:p>
              </table:table-cell>
              <table:table-cell office:value-type="float" office:value="1.38709414">
                <text:p>1.38709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3717006">
                <text:p>0.83717006</text:p>
              </table:table-cell>
              <table:table-cell office:value-type="float" office:value="1.38475192">
                <text:p>1.38475192</text:p>
              </table:table-cell>
              <table:table-cell office:value-type="float" office:value="1.02940619">
                <text:p>1.02940619</text:p>
              </table:table-cell>
              <table:table-cell office:value-type="float" office:value="1.38503742">
                <text:p>1.385037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3492351">
                <text:p>0.83492351</text:p>
              </table:table-cell>
              <table:table-cell office:value-type="float" office:value="1.38540232">
                <text:p>1.38540232</text:p>
              </table:table-cell>
              <table:table-cell office:value-type="float" office:value="1.0397718">
                <text:p>1.0397718</text:p>
              </table:table-cell>
              <table:table-cell office:value-type="float" office:value="1.38604546">
                <text:p>1.386045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3490139">
                <text:p>0.83490139</text:p>
              </table:table-cell>
              <table:table-cell office:value-type="float" office:value="1.38522291">
                <text:p>1.38522291</text:p>
              </table:table-cell>
              <table:table-cell office:value-type="float" office:value="1.03360796">
                <text:p>1.03360796</text:p>
              </table:table-cell>
              <table:table-cell office:value-type="float" office:value="1.38399959">
                <text:p>1.383999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4340507">
                <text:p>0.84340507</text:p>
              </table:table-cell>
              <table:table-cell office:value-type="float" office:value="1.38225746">
                <text:p>1.38225746</text:p>
              </table:table-cell>
              <table:table-cell office:value-type="float" office:value="1.0204792">
                <text:p>1.0204792</text:p>
              </table:table-cell>
              <table:table-cell office:value-type="float" office:value="1.39223671">
                <text:p>1.392236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3823913">
                <text:p>0.83823913</text:p>
              </table:table-cell>
              <table:table-cell office:value-type="float" office:value="1.38417232">
                <text:p>1.38417232</text:p>
              </table:table-cell>
              <table:table-cell office:value-type="float" office:value="1.02163172">
                <text:p>1.02163172</text:p>
              </table:table-cell>
              <table:table-cell office:value-type="float" office:value="1.3946501">
                <text:p>1.39465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3898342">
                <text:p>0.83898342</text:p>
              </table:table-cell>
              <table:table-cell office:value-type="float" office:value="1.38324738">
                <text:p>1.38324738</text:p>
              </table:table-cell>
              <table:table-cell office:value-type="float" office:value="1.04447365">
                <text:p>1.04447365</text:p>
              </table:table-cell>
              <table:table-cell office:value-type="float" office:value="1.38902962">
                <text:p>1.389029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4212142">
                <text:p>0.84212142</text:p>
              </table:table-cell>
              <table:table-cell office:value-type="float" office:value="1.38233685">
                <text:p>1.38233685</text:p>
              </table:table-cell>
              <table:table-cell office:value-type="float" office:value="1.04001451">
                <text:p>1.04001451</text:p>
              </table:table-cell>
              <table:table-cell office:value-type="float" office:value="1.38622177">
                <text:p>1.386221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403663">
                <text:p>0.8403663</text:p>
              </table:table-cell>
              <table:table-cell office:value-type="float" office:value="1.38320374">
                <text:p>1.38320374</text:p>
              </table:table-cell>
              <table:table-cell office:value-type="float" office:value="1.02105093">
                <text:p>1.02105093</text:p>
              </table:table-cell>
              <table:table-cell office:value-type="float" office:value="1.38960993">
                <text:p>1.389609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4073567">
                <text:p>0.84073567</text:p>
              </table:table-cell>
              <table:table-cell office:value-type="float" office:value="1.38224185">
                <text:p>1.38224185</text:p>
              </table:table-cell>
              <table:table-cell office:value-type="float" office:value="1.01191735">
                <text:p>1.01191735</text:p>
              </table:table-cell>
              <table:table-cell office:value-type="float" office:value="1.38777351">
                <text:p>1.387773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508055">
                <text:p>0.84508055</text:p>
              </table:table-cell>
              <table:table-cell office:value-type="float" office:value="1.38042343">
                <text:p>1.38042343</text:p>
              </table:table-cell>
              <table:table-cell office:value-type="float" office:value="1.01059878">
                <text:p>1.01059878</text:p>
              </table:table-cell>
              <table:table-cell office:value-type="float" office:value="1.38801455">
                <text:p>1.38801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4500921">
                <text:p>0.84500921</text:p>
              </table:table-cell>
              <table:table-cell office:value-type="float" office:value="1.38108993">
                <text:p>1.38108993</text:p>
              </table:table-cell>
              <table:table-cell office:value-type="float" office:value="1.0325892">
                <text:p>1.0325892</text:p>
              </table:table-cell>
              <table:table-cell office:value-type="float" office:value="1.4060874">
                <text:p>1.40608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4943312">
                <text:p>0.84943312</text:p>
              </table:table-cell>
              <table:table-cell office:value-type="float" office:value="1.37891722">
                <text:p>1.37891722</text:p>
              </table:table-cell>
              <table:table-cell office:value-type="float" office:value="1.0211283">
                <text:p>1.0211283</text:p>
              </table:table-cell>
              <table:table-cell office:value-type="float" office:value="1.38645613">
                <text:p>1.386456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4653997">
                <text:p>0.84653997</text:p>
              </table:table-cell>
              <table:table-cell office:value-type="float" office:value="1.3809886">
                <text:p>1.3809886</text:p>
              </table:table-cell>
              <table:table-cell office:value-type="float" office:value="1.03611434">
                <text:p>1.03611434</text:p>
              </table:table-cell>
              <table:table-cell office:value-type="float" office:value="1.38998795">
                <text:p>1.389987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4917301">
                <text:p>0.84917301</text:p>
              </table:table-cell>
              <table:table-cell office:value-type="float" office:value="1.37913537">
                <text:p>1.37913537</text:p>
              </table:table-cell>
              <table:table-cell office:value-type="float" office:value="1.04053581">
                <text:p>1.04053581</text:p>
              </table:table-cell>
              <table:table-cell office:value-type="float" office:value="1.38722837">
                <text:p>1.387228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4848094">
                <text:p>0.84848094</text:p>
              </table:table-cell>
              <table:table-cell office:value-type="float" office:value="1.37951422">
                <text:p>1.37951422</text:p>
              </table:table-cell>
              <table:table-cell office:value-type="float" office:value="1.00800514">
                <text:p>1.00800514</text:p>
              </table:table-cell>
              <table:table-cell office:value-type="float" office:value="1.38784385">
                <text:p>1.387843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4697133">
                <text:p>0.84697133</text:p>
              </table:table-cell>
              <table:table-cell office:value-type="float" office:value="1.37961233">
                <text:p>1.37961233</text:p>
              </table:table-cell>
              <table:table-cell office:value-type="float" office:value="1.00992668">
                <text:p>1.00992668</text:p>
              </table:table-cell>
              <table:table-cell office:value-type="float" office:value="1.38762832">
                <text:p>1.387628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869671">
                <text:p>0.84869671</text:p>
              </table:table-cell>
              <table:table-cell office:value-type="float" office:value="1.37884927">
                <text:p>1.37884927</text:p>
              </table:table-cell>
              <table:table-cell office:value-type="float" office:value="1.02192712">
                <text:p>1.02192712</text:p>
              </table:table-cell>
              <table:table-cell office:value-type="float" office:value="1.39018917">
                <text:p>1.390189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5269016">
                <text:p>0.85269016</text:p>
              </table:table-cell>
              <table:table-cell office:value-type="float" office:value="1.37670815">
                <text:p>1.37670815</text:p>
              </table:table-cell>
              <table:table-cell office:value-type="float" office:value="1.01451683">
                <text:p>1.01451683</text:p>
              </table:table-cell>
              <table:table-cell office:value-type="float" office:value="1.39329147">
                <text:p>1.393291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5332263">
                <text:p>0.85332263</text:p>
              </table:table-cell>
              <table:table-cell office:value-type="float" office:value="1.37651038">
                <text:p>1.37651038</text:p>
              </table:table-cell>
              <table:table-cell office:value-type="float" office:value="1.01528239">
                <text:p>1.01528239</text:p>
              </table:table-cell>
              <table:table-cell office:value-type="float" office:value="1.38416004">
                <text:p>1.384160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5823625">
                <text:p>0.85823625</text:p>
              </table:table-cell>
              <table:table-cell office:value-type="float" office:value="1.37436819">
                <text:p>1.37436819</text:p>
              </table:table-cell>
              <table:table-cell office:value-type="float" office:value="1.01119828">
                <text:p>1.01119828</text:p>
              </table:table-cell>
              <table:table-cell office:value-type="float" office:value="1.38491762">
                <text:p>1.384917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6862636">
                <text:p>0.86862636</text:p>
              </table:table-cell>
              <table:table-cell office:value-type="float" office:value="1.37024009">
                <text:p>1.37024009</text:p>
              </table:table-cell>
              <table:table-cell office:value-type="float" office:value="0.98578501">
                <text:p>0.98578501</text:p>
              </table:table-cell>
              <table:table-cell office:value-type="float" office:value="1.39045608">
                <text:p>1.390456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6933315">
                <text:p>0.86933315</text:p>
              </table:table-cell>
              <table:table-cell office:value-type="float" office:value="1.37056792">
                <text:p>1.37056792</text:p>
              </table:table-cell>
              <table:table-cell office:value-type="float" office:value="1.02286983">
                <text:p>1.02286983</text:p>
              </table:table-cell>
              <table:table-cell office:value-type="float" office:value="1.39379144">
                <text:p>1.393791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7477142">
                <text:p>0.87477142</text:p>
              </table:table-cell>
              <table:table-cell office:value-type="float" office:value="1.36789072">
                <text:p>1.36789072</text:p>
              </table:table-cell>
              <table:table-cell office:value-type="float" office:value="1.0121274">
                <text:p>1.0121274</text:p>
              </table:table-cell>
              <table:table-cell office:value-type="float" office:value="1.38580835">
                <text:p>1.385808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019317">
                <text:p>0.88019317</text:p>
              </table:table-cell>
              <table:table-cell office:value-type="float" office:value="1.3647548">
                <text:p>1.3647548</text:p>
              </table:table-cell>
              <table:table-cell office:value-type="float" office:value="0.99199933">
                <text:p>0.99199933</text:p>
              </table:table-cell>
              <table:table-cell office:value-type="float" office:value="1.39291227">
                <text:p>1.392912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8047022">
                <text:p>0.88047022</text:p>
              </table:table-cell>
              <table:table-cell office:value-type="float" office:value="1.36596859">
                <text:p>1.36596859</text:p>
              </table:table-cell>
              <table:table-cell office:value-type="float" office:value="1.0270021">
                <text:p>1.0270021</text:p>
              </table:table-cell>
              <table:table-cell office:value-type="float" office:value="1.38284254">
                <text:p>1.382842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8447505">
                <text:p>0.88447505</text:p>
              </table:table-cell>
              <table:table-cell office:value-type="float" office:value="1.36374366">
                <text:p>1.36374366</text:p>
              </table:table-cell>
              <table:table-cell office:value-type="float" office:value="1.06838858">
                <text:p>1.06838858</text:p>
              </table:table-cell>
              <table:table-cell office:value-type="float" office:value="1.38724232">
                <text:p>1.387242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8347638">
                <text:p>0.88347638</text:p>
              </table:table-cell>
              <table:table-cell office:value-type="float" office:value="1.36494112">
                <text:p>1.36494112</text:p>
              </table:table-cell>
              <table:table-cell office:value-type="float" office:value="1.0439117">
                <text:p>1.0439117</text:p>
              </table:table-cell>
              <table:table-cell office:value-type="float" office:value="1.38885963">
                <text:p>1.388859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9391112">
                <text:p>0.89391112</text:p>
              </table:table-cell>
              <table:table-cell office:value-type="float" office:value="1.35934377">
                <text:p>1.35934377</text:p>
              </table:table-cell>
              <table:table-cell office:value-type="float" office:value="1.09308648">
                <text:p>1.09308648</text:p>
              </table:table-cell>
              <table:table-cell office:value-type="float" office:value="1.38737559">
                <text:p>1.387375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9629745">
                <text:p>0.89629745</text:p>
              </table:table-cell>
              <table:table-cell office:value-type="float" office:value="1.35886633">
                <text:p>1.35886633</text:p>
              </table:table-cell>
              <table:table-cell office:value-type="float" office:value="1.04033816">
                <text:p>1.04033816</text:p>
              </table:table-cell>
              <table:table-cell office:value-type="float" office:value="1.38461053">
                <text:p>1.384610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9277416">
                <text:p>0.89277416</text:p>
              </table:table-cell>
              <table:table-cell office:value-type="float" office:value="1.36074543">
                <text:p>1.36074543</text:p>
              </table:table-cell>
              <table:table-cell office:value-type="float" office:value="1.07112861">
                <text:p>1.07112861</text:p>
              </table:table-cell>
              <table:table-cell office:value-type="float" office:value="1.38862765">
                <text:p>1.388627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9778358">
                <text:p>0.89778358</text:p>
              </table:table-cell>
              <table:table-cell office:value-type="float" office:value="1.3577013">
                <text:p>1.3577013</text:p>
              </table:table-cell>
              <table:table-cell office:value-type="float" office:value="1.01172078">
                <text:p>1.01172078</text:p>
              </table:table-cell>
              <table:table-cell office:value-type="float" office:value="1.39001155">
                <text:p>1.390011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8755167">
                <text:p>0.88755167</text:p>
              </table:table-cell>
              <table:table-cell office:value-type="float" office:value="1.36600018">
                <text:p>1.36600018</text:p>
              </table:table-cell>
              <table:table-cell office:value-type="float" office:value="1.02873623">
                <text:p>1.02873623</text:p>
              </table:table-cell>
              <table:table-cell office:value-type="float" office:value="1.39007318">
                <text:p>1.390073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0233266">
                <text:p>0.90233266</text:p>
              </table:table-cell>
              <table:table-cell office:value-type="float" office:value="1.35504556">
                <text:p>1.35504556</text:p>
              </table:table-cell>
              <table:table-cell office:value-type="float" office:value="1.01384795">
                <text:p>1.01384795</text:p>
              </table:table-cell>
              <table:table-cell office:value-type="float" office:value="1.38893545">
                <text:p>1.388935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8712692">
                <text:p>0.88712692</text:p>
              </table:table-cell>
              <table:table-cell office:value-type="float" office:value="1.36575592">
                <text:p>1.36575592</text:p>
              </table:table-cell>
              <table:table-cell office:value-type="float" office:value="1.06233037">
                <text:p>1.06233037</text:p>
              </table:table-cell>
              <table:table-cell office:value-type="float" office:value="1.3818996">
                <text:p>1.38189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016847">
                <text:p>0.9016847</text:p>
              </table:table-cell>
              <table:table-cell office:value-type="float" office:value="1.35586536">
                <text:p>1.35586536</text:p>
              </table:table-cell>
              <table:table-cell office:value-type="float" office:value="1.02617729">
                <text:p>1.02617729</text:p>
              </table:table-cell>
              <table:table-cell office:value-type="float" office:value="1.38741004">
                <text:p>1.387410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1033155">
                <text:p>0.91033155</text:p>
              </table:table-cell>
              <table:table-cell office:value-type="float" office:value="1.35196376">
                <text:p>1.35196376</text:p>
              </table:table-cell>
              <table:table-cell office:value-type="float" office:value="1.00524652">
                <text:p>1.00524652</text:p>
              </table:table-cell>
              <table:table-cell office:value-type="float" office:value="1.38399279">
                <text:p>1.383992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0807426">
                <text:p>0.90807426</text:p>
              </table:table-cell>
              <table:table-cell office:value-type="float" office:value="1.35524416">
                <text:p>1.35524416</text:p>
              </table:table-cell>
              <table:table-cell office:value-type="float" office:value="1.07490313">
                <text:p>1.07490313</text:p>
              </table:table-cell>
              <table:table-cell office:value-type="float" office:value="1.37964463">
                <text:p>1.379644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0344197">
                <text:p>0.90344197</text:p>
              </table:table-cell>
              <table:table-cell office:value-type="float" office:value="1.35761833">
                <text:p>1.35761833</text:p>
              </table:table-cell>
              <table:table-cell office:value-type="float" office:value="1.02520394">
                <text:p>1.02520394</text:p>
              </table:table-cell>
              <table:table-cell office:value-type="float" office:value="1.38720155">
                <text:p>1.38720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